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size-complex="12pt" style:language-complex="ar" style:country-complex="SA"/>
    </style:style>
    <style:style style:name="P7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8b16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oice of Backend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Date and Time: </text:span>0<text:span text:style-name="T2">1</text:span>/10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2">Veronica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6" loext:marker-style-name="T1"><text:span text:style-name="T1">Decision</text:span></text:p>
          </table:table-cell>
        </table:table-row>
        <table:table-row table:style-name="Table2.2">
          <table:table-cell table:style-name="Table2.A1" office:value-type="string">
            <text:p text:style-name="Text_20_body">To select a backend solution for AML's system, replacing the current legacy CMS to ensure scalability, ease of development, and user-friendly administration.</text:p>
          </table:table-cell>
          <table:table-cell table:style-name="Table2.A1" office:value-type="string">
            <text:p text:style-name="P4">Selected Option: Strapi</text:p>
            <text:p text:style-name="P4"><text:s text:c="4"/>Chosen for being free, open-source, and equipped with a user-friendly interface.</text:p>
            <text:p text:style-name="P4"><text:s text:c="4"/>Fits AML’s financial and technical requirements perfectly, while supporting plugin-based development for flexibility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<text:span text:style-name="T3">Integrate Strapi into the AML system as the core CMS.</text:span></text:p>
      <text:p text:style-name="Standard" loext:marker-style-name="T1"><text:span text:style-name="T3">Begin backend configuration and ensure alignment with frontend components.</text:span>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50</meta:editing-cycles>
    <meta:creation-date>2024-09-26T17:23:00</meta:creation-date>
    <dc:date>2024-12-16T19:37:48.330493305</dc:date>
    <meta:editing-duration>PT19M45S</meta:editing-duration>
    <meta:generator>LibreOffice/24.2.7.2$Linux_X86_64 LibreOffice_project/420$Build-2</meta:generator>
    <meta:document-statistic meta:table-count="3" meta:image-count="0" meta:object-count="0" meta:page-count="1" meta:paragraph-count="16" meta:word-count="92" meta:character-count="660" meta:non-whitespace-character-count="575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